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shine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84A</text:p>
          </table:table-cell>
          <table:table-cell table:style-name="ACE-0" office:value-type="float" office:value="-26.643000000000001">
            <text:p>−26.643</text:p>
          </table:table-cell>
          <table:table-cell table:style-name="ACE-0" office:value-type="float" office:value="153.06399999999999">
            <text:p>153.064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ree Stump (Eucalyptus resinifera)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LewisEtal2013,Wood197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shine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-1748</text:p>
          </table:table-cell>
          <table:table-cell table:style-name="ACE-0" office:value-type="float" office:value="-26.516999999999999">
            <text:p>−26.517</text:p>
          </table:table-cell>
          <table:table-cell table:style-name="ACE-0" office:value-type="float" office:value="153.083">
            <text:p>153.083</text:p>
          </table:table-cell>
          <table:table-cell table:style-name="ACE-0" office:value-type="float" office:value="3336">
            <text:p>3336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Freshwater 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LewisEtal2013,ThomEtal196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shine_Coa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-1749</text:p>
          </table:table-cell>
          <table:table-cell table:style-name="ACE-0" office:value-type="float" office:value="-26.516999999999999">
            <text:p>−26.517</text:p>
          </table:table-cell>
          <table:table-cell table:style-name="ACE-0" office:value-type="float" office:value="153.083">
            <text:p>153.083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Tree Stump (Eucalyptus intermedia)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LewisEtal2013,ThomEtal1969</text:p>
          </table:table-cell>
          <table:table-cell table:number-columns-repeated="240" table:style-name="ACE-0"/>
        </table:table-row>
        <table:table-row table:style-name="AROW-0" table:number-rows-repeated="1430">
          <table:table-cell table:number-columns-repeated="256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409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4:10Z</dc:date>
    <meta:creation-date>2022-10-27T08:15:17Z</meta:creation-date>
    <meta:generator>gnumeric/1.12.46</meta:generator>
  </office:meta>
</office:document-meta>
</file>